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au1" style:family="table">
      <style:table-properties style:width="16.914cm" table:align="right"/>
    </style:style>
    <style:style style:name="Tableau1.A" style:family="table-column">
      <style:table-column-properties style:column-width="8.41cm"/>
    </style:style>
    <style:style style:name="Tableau1.B" style:family="table-column">
      <style:table-column-properties style:column-width="8.504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2a1c3" officeooo:paragraph-rsid="0002a1c3"/>
    </style:style>
    <style:style style:name="P2" style:family="paragraph" style:parent-style-name="Standard">
      <style:text-properties officeooo:rsid="00062ba4" officeooo:paragraph-rsid="00062ba4"/>
    </style:style>
    <style:style style:name="P3" style:family="paragraph" style:parent-style-name="Standard">
      <style:text-properties officeooo:rsid="000764c1" officeooo:paragraph-rsid="000764c1"/>
    </style:style>
    <style:style style:name="P4" style:family="paragraph" style:parent-style-name="Standard">
      <style:text-properties officeooo:rsid="00092c57" officeooo:paragraph-rsid="00092c57"/>
    </style:style>
    <style:style style:name="P5" style:family="paragraph" style:parent-style-name="Standard">
      <style:text-properties officeooo:rsid="000b9afe" officeooo:paragraph-rsid="000b9afe"/>
    </style:style>
    <style:style style:name="P6" style:family="paragraph" style:parent-style-name="Standard">
      <style:text-properties fo:font-size="11pt" officeooo:rsid="000b9afe" officeooo:paragraph-rsid="000b9afe" style:font-size-asian="11pt" style:font-size-complex="11pt"/>
    </style:style>
    <style:style style:name="P7" style:family="paragraph" style:parent-style-name="Standard">
      <style:text-properties fo:font-size="11pt" officeooo:rsid="0016103b" officeooo:paragraph-rsid="0016103b" style:font-size-asian="11pt" style:font-size-complex="11pt"/>
    </style:style>
    <style:style style:name="P8" style:family="paragraph" style:parent-style-name="Table_20_Contents">
      <style:text-properties fo:font-size="11pt" officeooo:rsid="0017f961" officeooo:paragraph-rsid="0017f961" style:font-size-asian="11pt" style:font-size-complex="11pt"/>
    </style:style>
    <style:style style:name="P9" style:family="paragraph" style:parent-style-name="Standard">
      <style:text-properties fo:font-size="11pt" officeooo:rsid="0017f961" officeooo:paragraph-rsid="0017f961" style:font-size-asian="11pt" style:font-size-complex="11pt"/>
    </style:style>
    <style:style style:name="P10" style:family="paragraph" style:parent-style-name="Standard">
      <style:text-properties fo:font-size="11pt" officeooo:rsid="001a2694" officeooo:paragraph-rsid="001a2694" style:font-size-asian="11pt" style:font-size-complex="11pt"/>
    </style:style>
    <style:style style:name="P11" style:family="paragraph" style:parent-style-name="Table_20_Contents">
      <style:text-properties fo:font-size="11pt" style:font-size-asian="11pt" style:font-size-complex="11pt"/>
    </style:style>
    <style:style style:name="P12" style:family="paragraph" style:parent-style-name="Table_20_Contents">
      <style:text-properties fo:font-size="11pt" officeooo:rsid="001834ee" officeooo:paragraph-rsid="001834ee" style:font-size-asian="11pt" style:font-size-complex="11pt"/>
    </style:style>
    <style:style style:name="P13" style:family="paragraph" style:parent-style-name="Table_20_Contents">
      <style:text-properties fo:font-size="11pt" officeooo:rsid="00197f35" officeooo:paragraph-rsid="00197f35" style:font-size-asian="11pt" style:font-size-complex="11pt"/>
    </style:style>
    <style:style style:name="P14" style:family="paragraph" style:parent-style-name="Standard">
      <style:text-properties fo:font-size="11pt" officeooo:rsid="002070e9" officeooo:paragraph-rsid="002070e9" style:font-size-asian="11pt" style:font-size-complex="11pt"/>
    </style:style>
    <style:style style:name="P15" style:family="paragraph" style:parent-style-name="Standard">
      <style:text-properties officeooo:paragraph-rsid="001da7f4"/>
    </style:style>
    <style:style style:name="P16" style:family="paragraph" style:parent-style-name="Table_20_Contents">
      <style:text-properties officeooo:paragraph-rsid="001f507c"/>
    </style:style>
    <style:style style:name="P17" style:family="paragraph" style:parent-style-name="Standard">
      <style:text-properties officeooo:rsid="0002a1c3" officeooo:paragraph-rsid="0002a1c3"/>
    </style:style>
    <style:style style:name="P18" style:family="paragraph" style:parent-style-name="Standard">
      <style:paragraph-properties fo:text-align="center" style:justify-single-word="false"/>
      <style:text-properties fo:font-size="18pt" fo:font-weight="bold" officeooo:rsid="0002a1c3" officeooo:paragraph-rsid="0002a1c3" style:font-size-asian="18pt" style:font-weight-asian="bold" style:font-size-complex="18pt" style:font-weight-complex="bold"/>
    </style:style>
    <style:style style:name="P19" style:family="paragraph" style:parent-style-name="Standard">
      <style:text-properties officeooo:rsid="0026307e" officeooo:paragraph-rsid="0026307e"/>
    </style:style>
    <style:style style:name="P20" style:family="paragraph" style:parent-style-name="Standard">
      <style:text-properties fo:font-size="11pt" officeooo:rsid="0016103b" officeooo:paragraph-rsid="0016103b" style:font-size-asian="11pt" style:font-size-complex="11pt"/>
    </style:style>
    <style:style style:name="P21" style:family="paragraph" style:parent-style-name="Standard">
      <style:text-properties fo:font-size="11pt" officeooo:rsid="00277d09" officeooo:paragraph-rsid="00277d09" style:font-size-asian="11pt" style:font-size-complex="11pt"/>
    </style:style>
    <style:style style:name="P22" style:family="paragraph" style:parent-style-name="Standard">
      <style:text-properties fo:font-size="11pt" officeooo:rsid="00289dbe" officeooo:paragraph-rsid="00289dbe" style:font-size-asian="11pt" style:font-size-complex="11pt"/>
    </style:style>
    <style:style style:name="P23" style:family="paragraph" style:parent-style-name="Standard">
      <style:text-properties officeooo:rsid="000b9afe" officeooo:paragraph-rsid="000b9afe"/>
    </style:style>
    <style:style style:name="T1" style:family="text">
      <style:text-properties officeooo:rsid="0006056d"/>
    </style:style>
    <style:style style:name="T2" style:family="text">
      <style:text-properties officeooo:rsid="0017f961"/>
    </style:style>
    <style:style style:name="T3" style:family="text">
      <style:text-properties officeooo:rsid="001834ee"/>
    </style:style>
    <style:style style:name="T4" style:family="text">
      <style:text-properties fo:font-size="11pt" officeooo:rsid="001834ee" style:font-size-asian="11pt" style:font-size-complex="11pt"/>
    </style:style>
    <style:style style:name="T5" style:family="text">
      <style:text-properties fo:font-size="11pt" officeooo:rsid="00197f35" style:font-size-asian="11pt" style:font-size-complex="11pt"/>
    </style:style>
    <style:style style:name="T6" style:family="text">
      <style:text-properties fo:color="#b5cea8" loext:opacity="100%" style:font-name="Droid Sans Mono" fo:font-size="11pt" fo:font-weight="normal" officeooo:rsid="001834ee" fo:background-color="#1f1f1f" loext:char-shading-value="0" style:font-size-asian="11pt" style:font-size-complex="11pt"/>
    </style:style>
    <style:style style:name="T7" style:family="text">
      <style:text-properties officeooo:rsid="0026307e"/>
    </style:style>
    <style:style style:name="T8" style:family="text">
      <style:text-properties officeooo:rsid="00277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APPORT PROJET IOT :</text:p>
      <text:p text:style-name="P1"/>
      <text:p text:style-name="P19">CORDELETTE</text:p>
      <text:p text:style-name="P19">Fallou</text:p>
      <text:p text:style-name="P1"/>
      <text:p text:style-name="P1"/>
      <text:p text:style-name="P1"><text:tab/><text:span text:style-name="T7">Le but de ce projet est d’</text:span>utiliser l’esp32 et le module <text:span text:style-name="T7">L</text:span>ora<text:span text:style-name="T7">O</text:span>ne pour <text:span text:style-name="T7">se localiser dans l’espace via</text:span> <text:span text:style-name="T7">l’aide</text:span> <text:span text:style-name="T7">de</text:span> réseaux wifi. <text:span text:style-name="T7">On affichera ainsi la position sur une carte sur une page web.</text:span></text:p>
      <text:p text:style-name="P2"/>
      <text:p text:style-name="P1">breakdown : </text:p>
      <text:p text:style-name="P1"/>
      <text:p text:style-name="P1">- capter les wifis (hors téléphone, juste ceux fixe)</text:p>
      <text:p text:style-name="P1">- envoie des données en <text:span text:style-name="T1">uplink</text:span> via la loraone (gaffe au temps d’envoie)</text:p>
      <text:p text:style-name="P1">- récupérer ses données sur un serveur coder par nous même</text:p>
      <text:p text:style-name="P1">- tous récupérer et afficher sur un site en ligne (htlm)</text:p>
      <text:p text:style-name="P1"/>
      <text:p text:style-name="P1">problème captage wifi → supprimer les wifi de téléphone</text:p>
      <text:p text:style-name="P1">- On supprime en fonction des adresses de certains constructeur, nom évident et ceux randomisé code généré avec chat gpt <text:span text:style-name="T8">pour le filtrage.</text:span></text:p>
      <text:p text:style-name="P1"/>
      <text:p text:style-name="P3">Probleme envoie des données loraone : </text:p>
      <text:p text:style-name="P3">On ne peut pas envoyer une adresse mac par boucle, puor regler se problème, on va récupérer toutes les adresses durant une boucle et tous envoyé d’un coup. On peut aussi éventuellement envoyer le nombre d’adresse à la fin mais pas nécessaire vu que la taille des adresses mac est <text:span text:style-name="T8">connu</text:span>.</text:p>
      <text:p text:style-name="P3"/>
      <text:p text:style-name="P4">Cela à l’air de marcher.</text:p>
      <text:p text:style-name="P1"/>
      <text:p text:style-name="P5">Ensuite, avant de passer à la partie serveur on modifie la façon dont est envoyé l’uplink sur la partie LorawOne.</text:p>
      <text:p text:style-name="P5"/>
      <text:p text:style-name="P5">On envoie les données sous le format json avec une liste dont le premier élément contient le nombre d’adresse mac et ensuite des listes des différentes adresses (malheuresement en décimal mais la conversion vers hexa n’est pas compliqué).</text:p>
      <text:p text:style-name="P5"/>
      <text:p text:style-name="P5">Exemple : </text:p>
      <text:p text:style-name="P5"/>
      <text:p text:style-name="P6">{"macAddresses": [[88,151,189,208,150,98],[88,151,189,208,150,96],[88,151,189,208,150,99],[88,151,189,208,150,97],[4,217,245,116,224,176]],"taille": 5}</text:p>
      <text:p text:style-name="P6"/>
      <text:p text:style-name="P7">Serveur : <text:line-break/>On commence pa<text:span text:style-name="T8">r</text:span> créer de quoi recevoir les données qu’on garde (au début) dans une liste de maximum 50. Si on reçoit trop d’adresse, on retire les plus anciennes.</text:p>
      <text:p text:style-name="P7"/>
      <text:p text:style-name="P21">Cette idée a été changé pour des raisons d’inéfficacité, on calcule directement les coordonnées en recevant les adresses mac qu’on stocke ensuite. Cela est plus logique et fait gagné beaucoup de place.</text:p>
      <text:p text:style-name="P21"/>
      <text:p text:style-name="P21">Pour déterminer les coordonnées, on fait une moyenne pondéré en comparant les adresses mac capté et celle de la base de donnée. Cela rend le système inutiliasable en dehors de Jusssieu mais très fiable si la base de données est très grande. Il ne tient pas aussi sur le long terme car la base de donnée peut ne plus être à jour.</text:p>
      <text:p text:style-name="P21"/>
      <text:p text:style-name="P22">Enfin, sur une carte, on met en bleu les points de référence de la base de données (utiliser pour se repérer) et en rouge les points que l’on à calculer via les wifi détecté.</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Base de donnée :</text:p>
      <table:table table:name="Tableau1" table:style-name="Tableau1">
        <table:table-column table:style-name="Tableau1.A"/>
        <table:table-column table:style-name="Tableau1.B"/>
        <table:table-row>
          <table:table-cell table:style-name="Tableau1.A1" office:value-type="string">
            <text:p text:style-name="P8">Adresse locale :</text:p>
          </table:table-cell>
          <table:table-cell table:style-name="Tableau1.B1" office:value-type="string">
            <text:p text:style-name="P11">C<text:span text:style-name="T2">oordonnées (latitude longitude)</text:span></text:p>
          </table:table-cell>
        </table:table-row>
        <table:table-row>
          <table:table-cell table:style-name="Tableau1.A2" office:value-type="string">
            <text:p text:style-name="P11">Nr | SSID <text:s text:c="28"/>| RSSI | CH | Encryption | BSSID</text:p>
            <text:p text:style-name="P11">15 | SCAI <text:s text:c="28"/>| <text:s/>-83 | 11 | open | 58:97:BD:D0:96:63</text:p>
            <text:p text:style-name="P11">16 | eduspot <text:s text:c="25"/>| <text:s/>-84 | 11 | open | 58:97:BD:D0:96:60</text:p>
            <text:p text:style-name="P11">18 | eduroam <text:s text:c="25"/>| <text:s/>-84 | 11 | WPA2-EAP | 58:97:BD:D0:96:62</text:p>
            <text:p text:style-name="P11">19 | CONGRES <text:s text:c="25"/>| <text:s/>-84 | 11 | open | 58:97:BD:D0:96:61</text:p>
          </table:table-cell>
          <table:table-cell table:style-name="Tableau1.B2" office:value-type="string">
            <text:p text:style-name="P11">48.8451349 <text:s text:c="5"/>2.3569465 <text:span text:style-name="T3">(esc 203)</text:span></text:p>
          </table:table-cell>
        </table:table-row>
        <table:table-row>
          <table:table-cell table:style-name="Tableau1.A2" office:value-type="string">
            <text:p text:style-name="P11">Nr | SSID <text:s text:c="28"/>| RSSI | CH | Encryption | BSSID</text:p>
            <text:p text:style-name="P11"><text:s/>3 | eduroam <text:s text:c="25"/>| <text:s/>-70 | <text:s/>6 | WPA2-EAP | 00:F6:63:E6:2E:D4</text:p>
            <text:p text:style-name="P11"><text:s/>4 | CONGRES <text:s text:c="25"/>| <text:s/>-71 | <text:s/>6 | open | 00:F6:63:E6:2E:D2</text:p>
            <text:p text:style-name="P11"><text:s/>5 | eduspot <text:s text:c="25"/>| <text:s/>-71 | <text:s/>6 | open | <text:soft-page-break/>00:F6:63:E6:2E:D1</text:p>
            <text:p text:style-name="P11"><text:s/>7 | Bulle <text:s text:c="27"/>| <text:s/>-74 | <text:s/>1 | WPA2 | 4C:60:DE:3C:2C:FC</text:p>
            <text:p text:style-name="P11"><text:s/>8 | ISIR-LUDICS-105 <text:s text:c="17"/>| <text:s/>-74 | <text:s/>4 | WPA2 | 10:27:F5:CD:AD:FC</text:p>
            <text:p text:style-name="P11"><text:s/>9 | ISIR <text:s text:c="28"/>| <text:s/>-74 | <text:s/>4 | WPA+WPA2 | E8:65:D4:4E:A6:81</text:p>
            <text:p text:style-name="P11">10 | eduroam <text:s text:c="25"/>| <text:s/>-75 | <text:s/>6 | WPA2-EAP | 00:F6:63:E6:2F:C4</text:p>
            <text:p text:style-name="P11">11 | ISIR <text:s text:c="28"/>| <text:s/>-76 | <text:s/>1 | WPA+WPA2 | E8:65:D4:72:A0:D9</text:p>
            <text:p text:style-name="P11">12 | CONGRES <text:s text:c="25"/>| <text:s/>-76 | <text:s/>6 | open | 00:F6:63:E6:2F:C2</text:p>
            <text:p text:style-name="P11">13 | eduspot <text:s text:c="25"/>| <text:s/>-77 | <text:s/>1 | open | 00:F6:63:DD:3D:C1</text:p>
            <text:p text:style-name="P11">14 | CONGRES <text:s text:c="25"/>| <text:s/>-79 | <text:s/>1 | open | 00:F6:63:DD:3D:C2</text:p>
            <text:p text:style-name="P11">15 | WIFI-Paris2 <text:s text:c="21"/>| <text:s/>-80 | <text:s/>6 | open | D8:C7:C8:24:D0:50</text:p>
            <text:p text:style-name="P11">16 | eduroam <text:s text:c="25"/>| <text:s/>-80 | 11 | WPA2-EAP | 58:97:BD:A5:E1:74</text:p>
            <text:p text:style-name="P11">17 | CONGRES <text:s text:c="25"/>| <text:s/>-81 | 11 | open | 58:97:BD:A5:E1:72</text:p>
            <text:p text:style-name="P11">18 | eduspot <text:s text:c="25"/>| <text:s/>-81 | 11 | open | 58:97:BD:A5:E1:71</text:p>
            <text:p text:style-name="P11">19 | eduroam <text:s text:c="25"/>| <text:s/>-82 | <text:s/>6 | WPA2-EAP | 24:1F:BD:E2:55:51</text:p>
            <text:p text:style-name="P11">20 | CONGRES <text:s text:c="25"/>| <text:s/>-83 | <text:s/>6 | open | 24:1F:BD:E2:55:50</text:p>
            <text:p text:style-name="P11">21 | ISIR <text:s text:c="28"/>| <text:s/>-83 | 11 | WPA+WPA2 | E8:65:D4:72:A0:E1</text:p>
            <text:p text:style-name="P11">22 | ISIR <text:s text:c="28"/>| <text:s/>-84 | <text:s/>6 | WPA2 | E8:65:D4:72:AC:59</text:p>
            <text:p text:style-name="P11">23 | ISIR <text:s text:c="28"/>| <text:s/>-85 | <text:s/>1 | WPA+WPA2 | E8:65:D4:72:AC:69</text:p>
            <text:p text:style-name="P11">24 | ISIR <text:s text:c="28"/>| <text:s/>-85 | <text:s/>1 | WPA+WPA2 | E8:65:D4:72:AC:61</text:p>
            <text:p text:style-name="P11">25 | eduspot <text:s text:c="25"/>| <text:s/>-85 | 11 | open | D8:C7:C8:A8:B9:02</text:p>
            <text:p text:style-name="P11">26 | routeur_rpi_etienne <text:s text:c="13"/>| <text:s/>-86 | <text:s/>9 | WPA2 | 00:11:32:A4:37:8B</text:p>
            <text:p text:style-name="P11">27 | eduroam <text:s text:c="25"/>| <text:s/>-86 | 11 | WPA2-EAP | D8:C7:C8:A8:B9:01</text:p>
            <text:p text:style-name="P11">28 | CONGRES <text:s text:c="25"/>| <text:s/>-86 | 11 | open | 24:1F:BD:E2:75:10</text:p>
            <text:p text:style-name="P11">29 | sam_b8:27:eb:69:aa:50 <text:s text:c="11"/>| <text:s/>-87 | <text:s/>7 | WPA2 | B8:27:EB:69:AA:50</text:p>
            <text:p text:style-name="P11">30 | eduroam <text:s text:c="25"/>| <text:s/>-87 | 11 | WPA2-EAP | 24:1F:BD:E2:75:11</text:p>
            <text:p text:style-name="P11">31 | WIFI-Paris2 <text:s text:c="21"/>| <text:s/>-87 | 11 | open | D8:C7:C8:A8:B9:00</text:p>
          </table:table-cell>
          <table:table-cell table:style-name="Tableau1.B2" office:value-type="string">
            <text:p text:style-name="P12">48,8435089 <text:s text:c="7"/>2,3586838 (isir)</text:p>
          </table:table-cell>
        </table:table-row>
        <table:table-row>
          <table:table-cell table:style-name="Tableau1.A2" office:value-type="string">
            <text:p text:style-name="P11">Nr | SSID <text:s text:c="28"/>| RSSI | CH | Encryption | BSSID</text:p>
            <text:p text:style-name="P11"><text:s/>5 | Freebox-A55F8D <text:s text:c="18"/>| <text:s/>-91 | 11 | WPA2 | 34:27:92:C2:75:48</text:p>
          </table:table-cell>
          <table:table-cell table:style-name="Tableau1.B2" office:value-type="string">
            <text:p text:style-name="P15"><text:span text:style-name="T6">48.846852</text:span><text:span text:style-name="T4"> <text:s text:c="5"/></text:span>2.355515<text:span text:style-name="T4"> (tour à l’entrée)</text:span></text:p>
          </table:table-cell>
        </table:table-row>
        <table:table-row>
          <table:table-cell table:style-name="Tableau1.A2" office:value-type="string">
            <text:p text:style-name="P11">Nr | SSID <text:s text:c="28"/>| RSSI | CH | Encryption <text:soft-page-break/>| BSSID</text:p>
            <text:p text:style-name="P11"><text:s/>5 | eduroam <text:s text:c="25"/>| <text:s/>-68 | <text:s/>1 | WPA2-EAP | 00:FE:C8:F1:23:E4</text:p>
            <text:p text:style-name="P11"><text:s/>6 | CONGRES <text:s text:c="25"/>| <text:s/>-68 | <text:s/>1 | open | 00:FE:C8:F1:23:E2</text:p>
            <text:p text:style-name="P11"><text:s/>7 | eduspot <text:s text:c="25"/>| <text:s/>-68 | <text:s/>1 | open | 00:FE:C8:F1:23:E1</text:p>
            <text:p text:style-name="P11"><text:s/>8 | eduspot <text:s text:c="25"/>| <text:s/>-71 | <text:s/>1 | open | 00:F6:63:CE:CA:11</text:p>
            <text:p text:style-name="P11"><text:s/>9 | CONGRES <text:s text:c="25"/>| <text:s/>-72 | <text:s/>1 | open | 00:F6:63:CE:CA:12</text:p>
            <text:p text:style-name="P11">10 | ECNi <text:s text:c="28"/>| <text:s/>-73 | <text:s/>1 | WPA2 | 00:F2:8B:06:96:E0</text:p>
            <text:p text:style-name="P11">11 | CONGRES <text:s text:c="25"/>| <text:s/>-73 | <text:s/>1 | open | 00:F2:8B:06:96:E2</text:p>
            <text:p text:style-name="P11">12 | eduroam <text:s text:c="25"/>| <text:s/>-73 | <text:s/>1 | WPA2-EAP | 00:F2:8B:06:96:E3</text:p>
            <text:p text:style-name="P11">13 | eduroam <text:s text:c="25"/>| <text:s/>-74 | 11 | WPA2-EAP | 00:F2:8B:06:96:A4</text:p>
            <text:p text:style-name="P11">14 | CONGRES <text:s text:c="25"/>| <text:s/>-74 | 11 | open | 00:F2:8B:06:96:A2</text:p>
            <text:p text:style-name="P11">15 | eduspot <text:s text:c="25"/>| <text:s/>-74 | 11 | open | 00:F2:8B:06:96:A1</text:p>
            <text:p text:style-name="P11">16 | eduroam <text:s text:c="25"/>| <text:s/>-75 | <text:s/>1 | WPA2-EAP | 00:F6:63:CE:CA:14</text:p>
            <text:p text:style-name="P11">17 | CONGRES <text:s text:c="25"/>| <text:s/>-79 | <text:s/>1 | open | 00:F6:63:DD:3B:22</text:p>
            <text:p text:style-name="P11">18 | eduspot <text:s text:c="25"/>| <text:s/>-79 | <text:s/>1 | open | 00:F6:63:DD:3B:21</text:p>
            <text:p text:style-name="P11">19 | eduspot <text:s text:c="25"/>| <text:s/>-79 | <text:s/>1 | open | 00:F6:63:AC:D7:21</text:p>
            <text:p text:style-name="P11">20 | eduroam <text:s text:c="25"/>| <text:s/>-80 | <text:s/>1 | WPA2-EAP | 00:F6:63:DD:4C:12</text:p>
            <text:p text:style-name="P11">22 | eduspot <text:s text:c="25"/>| <text:s/>-80 | <text:s/>6 | open | 00:F6:63:C7:2B:B1</text:p>
            <text:p text:style-name="P11">23 | EDUAUTH <text:s text:c="25"/>| <text:s/>-81 | <text:s/>1 | open | 00:F6:63:DD:4C:13</text:p>
            <text:p text:style-name="P11">24 | CONGRES <text:s text:c="25"/>| <text:s/>-82 | <text:s/>6 | open | 00:F6:63:C7:2B:B2</text:p>
            <text:p text:style-name="P11">26 | CONGRES <text:s text:c="25"/>| <text:s/>-84 | <text:s/>6 | open | 00:FE:C8:DD:2D:C2</text:p>
            <text:p text:style-name="P11">27 | CONGRES <text:s text:c="25"/>| <text:s/>-84 | <text:s/>6 | open | 00:F6:63:C7:29:72</text:p>
            <text:p text:style-name="P11">28 | eduspot <text:s text:c="25"/>| <text:s/>-84 | <text:s/>6 | open | 00:FE:C8:DD:2D:C1</text:p>
            <text:p text:style-name="P11">29 | eduroam <text:s text:c="25"/>| <text:s/>-84 | <text:s/>6 | WPA2-EAP | 00:FE:C8:DD:2D:C3</text:p>
            <text:p text:style-name="P11">30 | eduspot <text:s text:c="25"/>| <text:s/>-85 | <text:s/>6 | open | 00:F6:63:C7:29:71</text:p>
            <text:p text:style-name="P11">31 | ECNi <text:s text:c="28"/>| <text:s/>-85 | <text:s/>6 | WPA2 | 00:FE:C8:DD:2D:C0</text:p>
            <text:p text:style-name="P11">32 | CONGRES <text:s text:c="25"/>| <text:s/>-88 | 11 | open | 00:F6:63:B1:D0:82</text:p>
            <text:p text:style-name="P11">33 | IMPMC <text:s text:c="27"/>| <text:s/>-89 | <text:s/>1 | WPA2-EAP | E0:46:EE:A3:08:82</text:p>
            <text:p text:style-name="P11">34 | eduspot <text:s text:c="25"/>| <text:s/>-89 | 11 | open | 00:F6:63:B1:D0:81</text:p>
            <text:p text:style-name="P11"><text:soft-page-break/>35 | eduroam <text:s text:c="25"/>| <text:s/>-89 | 11 | WPA2-EAP | 00:F6:63:B1:D0:84</text:p>
            <text:p text:style-name="P11">37 | eduroam <text:s text:c="25"/>| <text:s/>-91 | 11 | WPA2-EAP | 00:F6:63:E6:3A:84</text:p>
          </table:table-cell>
          <table:table-cell table:style-name="Tableau1.B2" office:value-type="string">
            <text:p text:style-name="P16"><text:span text:style-name="T5">48.847903 <text:s text:c="5"/></text:span>2.356386<text:span text:style-name="T5"> <text:s/>(mve)</text:span></text:p>
          </table:table-cell>
        </table:table-row>
        <table:table-row>
          <table:table-cell table:style-name="Tableau1.A2" office:value-type="string">
            <text:p text:style-name="P11">Nr | SSID <text:s text:c="28"/>| RSSI | CH | Encryption | BSSID</text:p>
            <text:p text:style-name="P11"><text:s/>2 | CONGRES <text:s text:c="25"/>| <text:s/>-79 | <text:s/>1 | open | 00:F6:63:E6:2E:B2</text:p>
            <text:p text:style-name="P11"><text:s/>3 | eduspot <text:s text:c="25"/>| <text:s/>-79 | <text:s/>1 | open | 00:F6:63:E6:2E:B1</text:p>
            <text:p text:style-name="P11"><text:s/>4 | eduroam <text:s text:c="25"/>| <text:s/>-79 | <text:s/>1 | WPA2-EAP | 00:F6:63:E6:2E:B4</text:p>
            <text:p text:style-name="P11"><text:s/>6 | eduroam <text:s text:c="25"/>| <text:s/>-83 | 11 | WPA2-EAP | 00:F6:63:C7:2D:C4</text:p>
            <text:p text:style-name="P11"><text:s/>7 | CONGRES <text:s text:c="25"/>| <text:s/>-84 | <text:s/>1 | open | 00:F6:63:B1:CE:82</text:p>
            <text:p text:style-name="P11"><text:s/>8 | eduroam <text:s text:c="25"/>| <text:s/>-84 | <text:s/>1 | WPA2-EAP | 00:F6:63:B1:CE:84</text:p>
            <text:p text:style-name="P11"><text:s/>9 | eduspot <text:s text:c="25"/>| <text:s/>-84 | <text:s/>1 | open | 00:F6:63:B1:CE:81</text:p>
            <text:p text:style-name="P11">10 | eduspot <text:s text:c="25"/>| <text:s/>-84 | 11 | open | 00:F6:63:C7:2D:C1</text:p>
            <text:p text:style-name="P11">11 | CONGRES <text:s text:c="25"/>| <text:s/>-85 | <text:s/>6 | open | 00:F6:63:E6:3A:A1</text:p>
            <text:p text:style-name="P11">12 | CONGRES <text:s text:c="25"/>| <text:s/>-85 | 11 | open | 00:F6:63:C7:2D:C2</text:p>
            <text:p text:style-name="P11">13 | eduroam <text:s text:c="25"/>| <text:s/>-86 | <text:s/>1 | WPA2-EAP | 00:F6:63:DD:3D:C4</text:p>
            <text:p text:style-name="P11">14 | eduroam <text:s text:c="25"/>| <text:s/>-86 | <text:s/>6 | WPA2-EAP | 00:F6:63:E6:3A:A2</text:p>
            <text:p text:style-name="P11">15 | eduspot <text:s text:c="25"/>| <text:s/>-86 | 11 | open | 00:F6:63:DD:4B:C1</text:p>
            <text:p text:style-name="P11">16 | eduspot <text:s text:c="25"/>| <text:s/>-87 | <text:s/>6 | open | 00:F6:63:E6:3A:A0</text:p>
            <text:p text:style-name="P11">17 | eduspot <text:s text:c="25"/>| <text:s/>-87 | <text:s/>6 | open | 00:F6:63:E6:2E:F1</text:p>
            <text:p text:style-name="P11">18 | CONGRES <text:s text:c="25"/>| <text:s/>-87 | 11 | open | 00:F6:63:DD:4B:C2</text:p>
            <text:p text:style-name="P11">19 | eduroam <text:s text:c="25"/>| <text:s/>-88 | 11 | WPA2-EAP | 00:F6:63:DD:4B:C4</text:p>
            <text:p text:style-name="P11">20 | eduroam <text:s text:c="25"/>| <text:s/>-88 | 11 | WPA2-EAP | 00:F6:63:DD:3D:F4</text:p>
            <text:p text:style-name="P11">21 | CONGRES <text:s text:c="25"/>| <text:s/>-88 | 11 | open | 00:F6:63:DD:3D:F2</text:p>
            <text:p text:style-name="P11">22 | eduspot <text:s text:c="25"/>| <text:s/>-89 | 11 | open | 00:F6:63:DD:3D:F1</text:p>
          </table:table-cell>
          <table:table-cell table:style-name="Tableau1.B2" office:value-type="string">
            <text:p text:style-name="P13">48,8464464 <text:s text:c="6"/>2,356551 <text:s text:c="3"/>(pyramide)</text:p>
          </table:table-cell>
        </table:table-row>
      </table:table>
      <text:p text:style-name="P9"/>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10:51:07.124524562</meta:creation-date>
    <dc:date>2025-12-31T21:58:12.990021109</dc:date>
    <meta:editing-duration>P2DT20H24M39S</meta:editing-duration>
    <meta:editing-cycles>14</meta:editing-cycles>
    <meta:generator>LibreOffice/24.2.7.2$Linux_X86_64 LibreOffice_project/420$Build-2</meta:generator>
    <meta:document-statistic meta:table-count="1" meta:image-count="0" meta:object-count="0" meta:page-count="5" meta:paragraph-count="118" meta:word-count="1398" meta:character-count="9414" meta:non-whitespace-character-count="5745"/>
  </office:meta>
</office:document-meta>
</file>